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et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Set.remov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et.toArray( Objec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retain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e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Cache.get( Hash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Set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remove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Cache.getEmpt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e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Set.contains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Cache.get( HashSet set , Object obj , boolean modifiab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ameSe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ensureModifi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et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replaceAll( 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ame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add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